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roman" svg:panose-1="0 0 0 0 0 0 0 0 0 0"/>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size="11pt" style:font-size-asian="11pt" style:font-size-complex="11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style:font-name="Arial" fo:color="#333333" fo:language="en" fo:country="GB"/>
    </style:style>
    <style:style style:name="P7" style:parent-style-name="Normal" style:family="paragraph">
      <style:text-properties style:font-name="Arial" style:font-name-complex="Arial" fo:color="#333333" fo:language="en" fo:country="GB"/>
    </style:style>
    <style:style style:name="P8" style:parent-style-name="Normal" style:family="paragraph">
      <style:paragraph-properties fo:margin-bottom="0in" fo:line-height="100%" fo:margin-left="1in">
        <style:tab-stops>
          <style:tab-stop style:type="left" style:position="-0.5in"/>
        </style:tab-stops>
      </style:paragraph-properties>
      <style:text-properties style:font-name="Arial" style:font-name-asian="Times New Roman" style:font-name-complex="Arial" fo:color="#333333" fo:font-size="12pt" style:font-size-asian="12pt" style:font-size-complex="12pt" fo:language="en" fo:country="GB" style:language-asian="fr" style:country-asian="FR"/>
    </style:style>
    <style:style style:name="P9" style:parent-style-name="NormalWeb" style:family="paragraph">
      <style:paragraph-properties fo:margin-top="0.1562in" fo:margin-bottom="0.052in"/>
      <style:text-properties style:font-name="Arial" style:font-name-complex="Arial" fo:color="#333333" fo:language="en" fo:country="GB"/>
    </style:style>
    <style:style style:name="P10" style:parent-style-name="NormalWeb" style:family="paragraph">
      <style:paragraph-properties fo:margin-top="0.1562in" fo:margin-bottom="0.052in"/>
      <style:text-properties style:font-name="Arial" style:font-name-complex="Arial" fo:color="#333333" fo:language="en" fo:country="GB"/>
    </style:style>
    <style:style style:name="P11" style:parent-style-name="NormalWeb" style:family="paragraph">
      <style:paragraph-properties fo:margin-top="0.1562in" fo:margin-bottom="0.052in"/>
      <style:text-properties style:font-name="Arial" style:font-name-complex="Arial" fo:color="#333333" fo:language="en" fo:country="GB"/>
    </style:style>
    <style:style style:name="P12" style:parent-style-name="NormalWeb" style:family="paragraph">
      <style:paragraph-properties fo:margin-top="0.1562in" fo:margin-bottom="0.052in"/>
      <style:text-properties style:font-name="Arial" style:font-name-complex="Arial" fo:color="#333333" fo:language="en" fo:country="GB"/>
    </style:style>
    <style:style style:name="P13" style:parent-style-name="NormalWeb" style:family="paragraph">
      <style:paragraph-properties fo:margin-top="0.1562in" fo:margin-bottom="0.052in"/>
      <style:text-properties style:font-name="Arial" style:font-name-complex="Arial" fo:color="#333333" fo:language="en" fo:country="GB"/>
    </style:style>
    <style:style style:name="P14" style:parent-style-name="NormalWeb" style:family="paragraph">
      <style:paragraph-properties fo:margin-top="0.1562in" fo:margin-bottom="0.052in"/>
      <style:text-properties style:font-name="Arial" style:font-name-complex="Arial" fo:color="#333333" fo:language="en" fo:country="GB"/>
    </style:style>
    <style:style style:name="P15" style:parent-style-name="NormalWeb" style:family="paragraph">
      <style:paragraph-properties fo:margin-top="0.1562in" fo:margin-bottom="0.052in"/>
      <style:text-properties fo:color="#000000" fo:font-size="13.5pt" style:font-size-asian="13.5pt" style:font-size-complex="13.5pt" fo:background-color="#FFFFFF" fo:language="en" fo:country="GB"/>
    </style:style>
    <style:style style:name="P16" style:parent-style-name="NormalWeb" style:family="paragraph">
      <style:paragraph-properties fo:margin-top="0.1562in" fo:margin-bottom="0.052in"/>
      <style:text-properties fo:color="#000000" fo:font-size="13.5pt" style:font-size-asian="13.5pt" style:font-size-complex="13.5pt" fo:background-color="#FFFFFF" fo:language="en" fo:country="GB"/>
    </style:style>
    <style:style style:name="P17" style:parent-style-name="NormalWeb" style:family="paragraph">
      <style:paragraph-properties fo:margin-top="0in" fo:margin-bottom="0.2083in" style:line-height-at-least="0.2187in" fo:background-color="#FFFFFF"/>
      <style:text-properties style:font-name="Open Sans" fo:color="#070707" fo:font-size="10.5pt" style:font-size-asian="10.5pt" style:font-size-complex="10.5pt" fo:language="en" fo:country="GB"/>
    </style:style>
    <style:style style:name="P18" style:parent-style-name="NormalWeb" style:family="paragraph">
      <style:paragraph-properties fo:margin-top="0in" fo:margin-bottom="0.2083in" style:line-height-at-least="0.2187in" fo:background-color="#FFFFFF"/>
      <style:text-properties style:font-name="Open Sans" fo:color="#070707" fo:font-size="10.5pt" style:font-size-asian="10.5pt" style:font-size-complex="10.5pt" fo:language="en" fo:country="GB"/>
    </style:style>
    <style:style style:name="P19" style:parent-style-name="NormalWeb" style:family="paragraph">
      <style:paragraph-properties fo:margin-top="0in" fo:margin-bottom="0.2083in" style:line-height-at-least="0.2187in" fo:background-color="#FFFFFF"/>
      <style:text-properties style:font-name="Open Sans" fo:color="#070707" fo:font-size="10.5pt" style:font-size-asian="10.5pt" style:font-size-complex="10.5pt" fo:language="en" fo:country="GB"/>
    </style:style>
    <style:style style:name="P20" style:parent-style-name="NormalWeb" style:family="paragraph">
      <style:paragraph-properties fo:margin-top="0in" fo:margin-bottom="0.2083in" style:line-height-at-least="0.2187in" fo:background-color="#FFFFFF"/>
      <style:text-properties style:font-name="Arial" style:font-name-complex="Arial" fo:color="#4D4D4D" fo:font-size="13.5pt" style:font-size-asian="13.5pt" style:font-size-complex="13.5pt" fo:background-color="#FFFFFF" fo:language="en" fo:country="GB"/>
    </style:style>
    <style:style style:name="P21" style:parent-style-name="q-text" style:family="paragraph">
      <style:paragraph-properties fo:margin-top="0in" fo:margin-bottom="0.1666in" fo:background-color="#FFFFFF"/>
      <style:text-properties style:font-name="Segoe UI" style:font-name-complex="Segoe UI" fo:color="#282829" fo:font-size="11.5pt" style:font-size-asian="11.5pt" style:font-size-complex="11.5pt" fo:language="en" fo:country="GB"/>
    </style:style>
    <style:style style:name="P22" style:parent-style-name="q-text" style:family="paragraph">
      <style:paragraph-properties fo:margin-top="0in" fo:margin-bottom="0.1666in" fo:background-color="#FFFFFF"/>
      <style:text-properties style:font-name="Segoe UI" style:font-name-complex="Segoe UI" fo:color="#282829" fo:font-size="11.5pt" style:font-size-asian="11.5pt" style:font-size-complex="11.5pt" fo:language="en" fo:country="GB"/>
    </style:style>
    <style:style style:name="P23" style:parent-style-name="NormalWeb" style:family="paragraph">
      <style:paragraph-properties fo:margin-top="0.052in" fo:margin-bottom="0in" style:line-height-at-least="0.2604in" fo:background-color="#FFFFFF"/>
      <style:text-properties style:font-name="Helvetica" fo:color="#333333"/>
    </style:style>
    <style:style style:name="P24" style:parent-style-name="NormalWeb" style:family="paragraph">
      <style:paragraph-properties fo:margin-top="0.125in" fo:margin-bottom="0in" style:line-height-at-least="0.2604in" fo:background-color="#FFFFFF"/>
      <style:text-properties style:font-name="Helvetica" fo:color="#333333"/>
    </style:style>
    <style:style style:name="P25" style:parent-style-name="NormalWeb" style:family="paragraph">
      <style:paragraph-properties fo:margin-top="0.125in" fo:margin-bottom="0in" style:line-height-at-least="0.2604in" fo:background-color="#FFFFFF"/>
      <style:text-properties style:font-name="Helvetica" fo:color="#333333"/>
    </style:style>
    <style:style style:name="P26" style:parent-style-name="NormalWeb" style:family="paragraph">
      <style:paragraph-properties fo:margin-top="0.052in" fo:margin-bottom="0in" style:line-height-at-least="0.2604in" fo:background-color="#FFFFFF"/>
      <style:text-properties style:font-name="Helvetica" fo:color="#333333"/>
    </style:style>
    <style:style style:name="P27" style:parent-style-name="NormalWeb" style:family="paragraph">
      <style:paragraph-properties fo:margin-top="0.125in" fo:margin-bottom="0in" style:line-height-at-least="0.2604in" fo:background-color="#FFFFFF"/>
      <style:text-properties style:font-name="Helvetica" fo:color="#333333"/>
    </style:style>
    <style:style style:name="P28" style:parent-style-name="NormalWeb" style:family="paragraph">
      <style:paragraph-properties fo:margin-top="0.125in" fo:margin-bottom="0in" style:line-height-at-least="0.2604in" fo:background-color="#FFFFFF"/>
      <style:text-properties style:font-name="Helvetica" fo:color="#333333"/>
    </style:style>
    <style:style style:name="P29" style:parent-style-name="NormalWeb" style:family="paragraph">
      <style:paragraph-properties fo:margin-top="0in" fo:margin-bottom="0.2083in" style:line-height-at-least="0.2187in" fo:background-color="#FFFFFF"/>
      <style:text-properties style:font-name="Open Sans" fo:color="#070707" fo:font-size="10.5pt" style:font-size-asian="10.5pt" style:font-size-complex="10.5pt"/>
    </style:style>
    <style:style style:name="P30" style:parent-style-name="Normal" style:family="paragraph">
      <style:paragraph-properties style:vertical-align="baseline" fo:margin-top="0.3125in" fo:margin-bottom="0.1041in" style:line-height-at-least="0.3333in" fo:background-color="#FFFFFF"/>
      <style:text-properties style:font-name="Arial" style:font-name-asian="Times New Roman" style:font-name-complex="Arial" fo:font-weight="bold" style:font-weight-asian="bold" style:font-weight-complex="bold" fo:color="#222222" fo:font-size="18pt" style:font-size-asian="18pt" style:font-size-complex="18pt" style:language-asian="fr" style:country-asian="FR"/>
    </style:style>
    <style:style style:name="P31" style:parent-style-name="Normal" style:family="paragraph">
      <style:paragraph-properties style:vertical-align="baseline" fo:margin-bottom="0in" fo:line-height="100%" fo:background-color="#FFFFFF"/>
    </style:style>
    <style:style style:name="T32" style:parent-style-name="Policepardéfaut" style:family="text">
      <style:text-properties style:font-name="Arial" style:font-name-asian="Times New Roman" style:font-name-complex="Arial" fo:color="#222222" fo:font-size="13.5pt" style:font-size-asian="13.5pt" style:font-size-complex="13.5pt" style:language-asian="fr" style:country-asian="FR"/>
    </style:style>
    <style:style style:name="T33" style:parent-style-name="Policepardéfaut" style:family="text">
      <style:text-properties style:font-name="inherit" style:font-name-asian="Times New Roman" style:font-name-complex="Arial" fo:color="#002A52" fo:font-size="13.5pt" style:font-size-asian="13.5pt" style:font-size-complex="13.5pt" style:language-asian="fr" style:country-asian="FR"/>
    </style:style>
    <style:style style:name="T34" style:parent-style-name="Policepardéfaut" style:family="text">
      <style:text-properties style:font-name="Arial" style:font-name-asian="Times New Roman" style:font-name-complex="Arial" fo:color="#222222" fo:font-size="13.5pt" style:font-size-asian="13.5pt" style:font-size-complex="13.5pt" style:language-asian="fr" style:country-asian="FR"/>
    </style:style>
    <style:style style:name="P35" style:parent-style-name="Titre2" style:family="paragraph">
      <style:paragraph-properties style:vertical-align="baseline" fo:margin-top="0.3125in" fo:margin-bottom="0.1041in" style:line-height-at-least="0.3333in" fo:background-color="#FFFFFF"/>
      <style:text-properties style:font-name="Arial" style:font-name-complex="Arial" fo:color="#222222"/>
    </style:style>
    <style:style style:name="P36" style:parent-style-name="NormalWeb" style:family="paragraph">
      <style:paragraph-properties style:vertical-align="baseline" fo:margin-top="0in" fo:margin-bottom="0in" fo:background-color="#FFFFFF"/>
    </style:style>
    <style:style style:name="T37" style:parent-style-name="Policepardéfaut" style:family="text">
      <style:text-properties style:font-name="Arial" style:font-name-complex="Arial" fo:color="#222222" fo:font-size="13.5pt" style:font-size-asian="13.5pt" style:font-size-complex="13.5pt"/>
    </style:style>
    <style:style style:name="T38"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39" style:parent-style-name="Policepardéfaut" style:family="text">
      <style:text-properties style:font-name="Arial" style:font-name-complex="Arial" fo:color="#222222" fo:font-size="13.5pt" style:font-size-asian="13.5pt" style:font-size-complex="13.5pt"/>
    </style:style>
    <style:style style:name="P40" style:parent-style-name="Titre2" style:family="paragraph">
      <style:paragraph-properties style:vertical-align="baseline" fo:margin-top="0.3125in" fo:margin-bottom="0.1041in" style:line-height-at-least="0.3333in" fo:background-color="#FFFFFF"/>
      <style:text-properties style:font-name="Arial" style:font-name-complex="Arial" fo:color="#222222"/>
    </style:style>
    <style:style style:name="P41" style:parent-style-name="NormalWeb" style:family="paragraph">
      <style:paragraph-properties style:vertical-align="baseline" fo:margin-top="0in" fo:margin-bottom="0in" fo:background-color="#FFFFFF"/>
    </style:style>
    <style:style style:name="T42" style:parent-style-name="Policepardéfaut" style:family="text">
      <style:text-properties style:font-name="Arial" style:font-name-complex="Arial" fo:color="#222222" fo:font-size="13.5pt" style:font-size-asian="13.5pt" style:font-size-complex="13.5pt"/>
    </style:style>
    <style:style style:name="T43"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44" style:parent-style-name="Policepardéfaut" style:family="text">
      <style:text-properties style:font-name="Arial" style:font-name-complex="Arial" fo:color="#222222" fo:font-size="13.5pt" style:font-size-asian="13.5pt" style:font-size-complex="13.5pt"/>
    </style:style>
    <style:style style:name="P45" style:parent-style-name="Titre2" style:family="paragraph">
      <style:paragraph-properties style:vertical-align="baseline" fo:margin-top="0.3125in" fo:margin-bottom="0.1041in" style:line-height-at-least="0.3333in" fo:background-color="#FFFFFF"/>
      <style:text-properties style:font-name="Arial" style:font-name-complex="Arial" fo:color="#222222"/>
    </style:style>
    <style:style style:name="P46" style:parent-style-name="NormalWeb" style:family="paragraph">
      <style:paragraph-properties style:vertical-align="baseline" fo:margin-top="0in" fo:margin-bottom="0in" fo:background-color="#FFFFFF"/>
    </style:style>
    <style:style style:name="T47" style:parent-style-name="Policepardéfaut" style:family="text">
      <style:text-properties style:font-name="Arial" style:font-name-complex="Arial" fo:color="#222222" fo:font-size="13.5pt" style:font-size-asian="13.5pt" style:font-size-complex="13.5pt"/>
    </style:style>
    <style:style style:name="T48"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49" style:parent-style-name="Policepardéfaut" style:family="text">
      <style:text-properties style:font-name="Arial" style:font-name-complex="Arial" fo:color="#222222" fo:font-size="13.5pt" style:font-size-asian="13.5pt" style:font-size-complex="13.5pt"/>
    </style:style>
    <style:style style:name="P50" style:parent-style-name="Titre2" style:family="paragraph">
      <style:paragraph-properties style:vertical-align="baseline" fo:margin-top="0.3125in" fo:margin-bottom="0.1041in" style:line-height-at-least="0.3333in" fo:background-color="#FFFFFF"/>
      <style:text-properties style:font-name="Arial" style:font-name-complex="Arial" fo:color="#222222"/>
    </style:style>
    <style:style style:name="P51" style:parent-style-name="NormalWeb" style:family="paragraph">
      <style:paragraph-properties style:vertical-align="baseline" fo:margin-top="0in" fo:margin-bottom="0in" fo:background-color="#FFFFFF"/>
    </style:style>
    <style:style style:name="T52" style:parent-style-name="Policepardéfaut" style:family="text">
      <style:text-properties style:font-name="Arial" style:font-name-complex="Arial" fo:color="#222222" fo:font-size="13.5pt" style:font-size-asian="13.5pt" style:font-size-complex="13.5pt"/>
    </style:style>
    <style:style style:name="T53"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54" style:parent-style-name="Policepardéfaut" style:family="text">
      <style:text-properties style:font-name="Arial" style:font-name-complex="Arial" fo:color="#222222" fo:font-size="13.5pt" style:font-size-asian="13.5pt" style:font-size-complex="13.5pt"/>
    </style:style>
    <style:style style:name="P55" style:parent-style-name="NormalWeb" style:family="paragraph">
      <style:paragraph-properties style:vertical-align="baseline" fo:margin-top="0in" fo:margin-bottom="0in" fo:background-color="#FFFFFF"/>
    </style:style>
    <style:style style:name="T56" style:parent-style-name="Policepardéfaut" style:family="text">
      <style:text-properties style:font-name="Arial" style:font-name-complex="Arial" fo:color="#222222" fo:font-size="13.5pt" style:font-size-asian="13.5pt" style:font-size-complex="13.5pt"/>
    </style:style>
    <style:style style:name="T57"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58" style:parent-style-name="Policepardéfaut" style:family="text">
      <style:text-properties style:font-name="Arial" style:font-name-complex="Arial" fo:color="#222222" fo:font-size="13.5pt" style:font-size-asian="13.5pt" style:font-size-complex="13.5pt"/>
    </style:style>
    <style:style style:name="T59"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60" style:parent-style-name="Policepardéfaut" style:family="text">
      <style:text-properties style:font-name="Arial" style:font-name-complex="Arial" fo:color="#222222" fo:font-size="13.5pt" style:font-size-asian="13.5pt" style:font-size-complex="13.5pt"/>
    </style:style>
    <style:style style:name="P61" style:parent-style-name="NormalWeb" style:family="paragraph">
      <style:paragraph-properties style:vertical-align="baseline" fo:margin-top="0in" fo:margin-bottom="0in" fo:background-color="#FFFFFF"/>
    </style:style>
    <style:style style:name="T62" style:parent-style-name="Policepardéfaut" style:family="text">
      <style:text-properties style:font-name="Arial" style:font-name-complex="Arial" fo:color="#222222" fo:font-size="13.5pt" style:font-size-asian="13.5pt" style:font-size-complex="13.5pt"/>
    </style:style>
    <style:style style:name="T63" style:parent-style-name="Élevé" style:family="text">
      <style:text-properties style:font-name="inherit" style:font-name-complex="Arial" fo:font-weight="normal" style:font-weight-asian="normal" style:font-weight-complex="normal" fo:color="#002A52" fo:font-size="13.5pt" style:font-size-asian="13.5pt" style:font-size-complex="13.5pt"/>
    </style:style>
    <style:style style:name="T64" style:parent-style-name="Policepardéfaut" style:family="text">
      <style:text-properties style:font-name="Arial" style:font-name-complex="Arial" fo:color="#222222" fo:font-size="13.5pt" style:font-size-asian="13.5pt" style:font-size-complex="13.5pt"/>
    </style:style>
    <style:style style:name="P65" style:parent-style-name="NormalWeb" style:family="paragraph">
      <style:paragraph-properties style:vertical-align="baseline" fo:background-color="#FFFFFF"/>
      <style:text-properties style:font-name="Arial" style:font-name-complex="Arial" fo:color="#222222" fo:font-size="13.5pt" style:font-size-asian="13.5pt" style:font-size-complex="13.5pt"/>
    </style:style>
    <style:style style:name="P66" style:parent-style-name="Titre3" style:family="paragraph">
      <style:paragraph-properties fo:keep-with-next="auto" fo:keep-together="auto" fo:margin-top="0.2083in" fo:margin-bottom="0.0694in" fo:line-height="100%" fo:background-color="#FFFFFF"/>
    </style:style>
    <style:style style:name="T67" style:parent-style-name="Policepardéfaut" style:family="text">
      <style:text-properties style:font-name="inherit" fo:font-weight="bold" style:font-weight-asian="bold" style:font-weight-complex="bold" fo:color="#555555" fo:font-size="18pt" style:font-size-asian="18pt" style:font-size-complex="18pt"/>
    </style:style>
    <style:style style:name="P68" style:parent-style-name="NormalWeb" style:family="paragraph">
      <style:paragraph-properties fo:margin-top="0in" fo:margin-bottom="0.1041in" fo:margin-left="0.5in" fo:background-color="#FFFFFF">
        <style:tab-stops/>
      </style:paragraph-properties>
      <style:text-properties style:font-name="Helvetica" fo:color="#555555" fo:font-size="10.5pt" style:font-size-asian="10.5pt" style:font-size-complex="10.5pt"/>
    </style:style>
    <style:style style:name="P69" style:parent-style-name="Titre3" style:family="paragraph">
      <style:paragraph-properties fo:margin-top="0.2083in" fo:background-color="#FFFFFF"/>
    </style:style>
    <style:style style:name="T70" style:parent-style-name="Policepardéfaut" style:family="text">
      <style:text-properties style:font-name="Helvetica" fo:font-weight="bold" style:font-weight-asian="bold" style:font-weight-complex="bold" fo:color="#555555" fo:font-size="18pt" style:font-size-asian="18pt" style:font-size-complex="18pt"/>
    </style:style>
    <style:style style:name="P71" style:parent-style-name="NormalWeb" style:family="paragraph">
      <style:paragraph-properties fo:margin-top="0in" fo:margin-bottom="0.1041in" fo:background-color="#FFFFFF"/>
      <style:text-properties style:font-name="Helvetica" fo:color="#555555" fo:font-size="10.5pt" style:font-size-asian="10.5pt" style:font-size-complex="10.5pt"/>
    </style:style>
    <style:style style:name="P72" style:parent-style-name="Normal" style:family="paragraph">
      <style:paragraph-properties fo:margin-bottom="0in" fo:line-height="100%" fo:background-color="#FFFFFF"/>
      <style:text-properties style:font-name="Helvetica" fo:color="#555555" fo:font-size="10.5pt" style:font-size-asian="10.5pt" style:font-size-complex="10.5pt"/>
    </style:style>
    <style:style style:name="P73" style:parent-style-name="NormalWeb" style:family="paragraph">
      <style:paragraph-properties fo:margin-top="0in" fo:margin-bottom="0.2083in" style:line-height-at-least="0.2187in" fo:background-color="#FFFFFF"/>
      <style:text-properties style:font-name="Open Sans" fo:color="#070707" fo:font-size="10.5pt" style:font-size-asian="10.5pt" style:font-size-complex="10.5pt"/>
    </style:style>
    <style:style style:name="P74" style:parent-style-name="NormalWeb" style:family="paragraph">
      <style:paragraph-properties fo:margin-top="0.1562in" fo:margin-bottom="0.052in"/>
    </style:style>
    <style:style style:name="P75" style:parent-style-name="NormalWeb" style:family="paragraph">
      <style:paragraph-properties fo:margin-top="0.1562in" fo:margin-bottom="0.052in"/>
    </style:style>
    <style:style style:name="T76" style:parent-style-name="Policepardéfaut" style:family="text">
      <style:text-properties style:font-name="Open Sans" fo:color="#070707" fo:font-size="10.5pt" style:font-size-asian="10.5pt" style:font-size-complex="10.5pt" fo:background-color="#FFFFFF" fo:language="en" fo:country="GB"/>
    </style:style>
    <style:style style:name="T77" style:parent-style-name="Policepardéfaut" style:family="text">
      <style:text-properties style:font-name="Open Sans" fo:color="#070707" fo:font-size="10.5pt" style:font-size-asian="10.5pt" style:font-size-complex="10.5pt" fo:background-color="#FFFFFF" fo:language="en" fo:country="GB"/>
    </style:style>
    <style:style style:name="P78" style:parent-style-name="NormalWeb" style:family="paragraph">
      <style:paragraph-properties fo:margin-top="0.1562in" fo:margin-bottom="0.052in"/>
      <style:text-properties style:font-name="Arial" style:font-name-complex="Arial" fo:color="#333333" fo:language="en" fo:country="GB"/>
    </style:style>
    <style:style style:name="P79" style:parent-style-name="NormalWeb" style:family="paragraph">
      <style:paragraph-properties fo:margin-top="0.1562in" fo:margin-bottom="0.052in"/>
      <style:text-properties style:font-name="Arial" style:font-name-complex="Arial" fo:color="#333333" fo:language="en" fo:country="GB"/>
    </style:style>
    <style:style style:name="P80" style:parent-style-name="NormalWeb" style:family="paragraph">
      <style:paragraph-properties fo:margin-top="0.1562in" fo:margin-bottom="0.052in"/>
      <style:text-properties style:font-name="Arial" style:font-name-complex="Arial" fo:color="#333333" fo:language="en" fo:country="GB"/>
    </style:style>
    <style:style style:name="P81" style:parent-style-name="NormalWeb" style:family="paragraph">
      <style:paragraph-properties fo:margin-top="0.1562in" fo:margin-bottom="0.052in"/>
      <style:text-properties style:font-name="Arial" style:font-name-complex="Arial" fo:color="#333333" fo:language="en" fo:country="GB"/>
    </style:style>
    <style:style style:name="P82" style:parent-style-name="Normal" style:family="paragraph">
      <style:text-properties fo:language="en" fo:country="GB"/>
    </style:style>
  </office:automatic-styles>
  <office:body>
    <office:text text:use-soft-page-breaks="true">
      <text:p text:style-name="P1">Literature review: The importance of stock market to small capitalization</text:p>
      <text:p text:style-name="P2"/>
      <text:p text:style-name="P3">Stocks trade by the millions every day so you can easily trade, buy and sell stocks and shares when you want. This flexibility also means you decide which company to invest in and when.</text:p>
      <text:p text:style-name="P4">Trading stocks let you own a part of a company’s present and future. Depending on your risk tolerance and timeframe, the benefits can be many and varied.</text:p>
      <text:p text:style-name="P5"/>
      <text:p text:style-name="P6">The majority of people turn to the performance of a country’s stock market as the best indicator of how well that economy is doing. Stock markets cover all industries across all sectors of the economy. This means they serve as a barometer of what cycle the economy is in and the hopes and fears of the population who generate growth and wealth.</text:p>
      <text:p text:style-name="P7"> but stocks still remain the most popular investment choice thanks to their potential for returns and their opportunity to invest directly in individual companies.</text:p>
      <text:list text:style-name="LFO1" text:continue-numbering="true">
        <text:list-item>
          <text:p text:style-name="P8">Stock markets enable companies to be traded publicly and raise capital. The transfer of capital and ownership is traded in a regulated, secure environment.</text:p>
        </text:list-item>
      </text:list>
      <text:p text:style-name="P9">Stocks trade by the millions every day so you can easily trade, buy and sell stocks and shares when you want. This flexibility also means you decide which company to invest in and when.</text:p>
      <text:p text:style-name="P10">Trading stocks let you own a part of a company’s present and future. Depending on your risk tolerance and timeframe, the benefits can be many and varied.</text:p>
      <text:p text:style-name="P11">Stocks trade by the millions every day so you can easily trade, buy and sell stocks and shares when you want. This flexibility also means you decide which company to invest in and when.</text:p>
      <text:p text:style-name="P12">Trading stocks let you own a part of a company’s present and future. Depending on your risk tolerance and timeframe, the benefits can be many and varied.</text:p>
      <text:p text:style-name="P13">Stocks trade by the millions every day so you can easily trade, buy and sell stocks and shares when you want. This flexibility also means you decide which company to invest in and when.</text:p>
      <text:p text:style-name="P14">Trading stocks let you own a part of a company’s present and future. Depending on your risk tolerance and timeframe, the benefits can be many and varied.</text:p>
      <text:p text:style-name="P15">Whenever a company wants to raise funds for further expansion or settling up a new business venture, they have to either take a loan from a financial organization or they have to issue shares through the stock market. In fact the stock market is the primary source for any company to raise funds for business expansions. If a company wants to raise some capital for the business it can issue shares of the company that is basically part ownership of the company. To issue shares for the investors to invest in the stocks a company needs to get listed to a stocks exchange and through the primary market of the stock exchange they can issue the shares<text:s/><text:soft-page-break/>and get the funds for business requirements. For the companies which are going public for the first time, they need to start with the Initial Public Offering </text:p>
      <text:p text:style-name="P16"/>
      <text:p text:style-name="P17">f stock markets did not exist, companies would have to resort to borrowing from the bank to raise money for expansion. This would be a burden on the company as they would have to repay the loans with interest.</text:p>
      <text:p text:style-name="P18">Fortunately, with stock markets, businesses have the ability to create an initial public offering and raise large amounts of cash without having to worry about repayment. Moreover, publicly traded companies have no obligation to pay dividends when they incur losses.</text:p>
      <text:p text:style-name="P19">Capital raised this way can help companies expand operations and create jobs in the economy. From a greater economic perspective, consumer spending increases,  governments can benefit from tax revenues and there will be lower levels of unemployment.</text:p>
      <text:p text:style-name="P20">Without stock markets, businesses would largely resort to borrowing huge loans - which must be repaid with interest- from banks or individuals with well-oiled pockets. Fortunately, businesses in both the developed and developing world can issue share to the public, raising vast amounts of cash that doesn’t come along with a repayment burden (public companies are under no obligation to pay dividends, especially when they incur losses). When businesses have access to such capital, they can easily expand their operations and create more job opportunities. From a national perspective, this will lower unemployment levels, and enable a government to earn move revenue from business taxes.</text:p>
      <text:p text:style-name="P21">When a company grows to the point where it is economical to seek capital from the public market they will go to an investment bank and ask them to lead the IPO (Initial Public Offering) process. The investment bank evaluates what the company is worth, gets a sense of what investors are willing to pay for it and determines the number of shares it will issue. Algebraically, this determines the price per share. After doing a significant amount of due diligence and filing forms with the SEC, the company will be ready to go public and be traded as a stock.</text:p>
      <text:p text:style-name="P22">At this point the investment bankers go on what is called a “road show” where they pitch the stock of your company to large money managers and try to convince them request an allocation of the shares. The allocations are made, and the stock then begins trading on the public markets.</text:p>
      <text:p text:style-name="P23">L’entreprise lève de nouveaux capitaux lors de l’introduction en Bourse et diversifie ses sources de financement. L’entreprise émet à cette occasion des actions, ou encore des bons de souscription et des obligations convertibles. Cette opération financière permet :</text:p>
      <text:soft-page-break/>
      <text:p text:style-name="P24">- le financement de la croissance par de nouveaux investisseurs, soit des investisseurs institutionnels, soit des particuliers. Ces nouveaux actionnaires vont s’associer au développement de l’entreprise en apportant les capitaux nécessaires pour financer sa croissance et ses investissements,</text:p>
      <text:p text:style-name="P25">- l’assainissement du bilan comptable de l’entreprise. La situation financière de l’entreprise peut s’améliorer grâce aux capitaux propres renforcés et à la part de crédit diminuée.</text:p>
      <text:p text:style-name="P26">Cette opération permet une liquidité plus importante du capital puisqu’il est ouvert à tous les investisseurs, par l’achat et la vente d’actions. Les actionnaires historiques vendent plus facilement leurs parts lors de l’introduction en Bourse ou par la suite lors de la cotation. Les actionnaires minoritaires accèdent au capital tout en pouvant sortir rapidement de leur investissement.</text:p>
      <text:p text:style-name="P27">Un système de participation des salariés peut être plus facilement mis en place, soit à travers un système d'intéressement, soit avec des « stock-options ». </text:p>
      <text:p text:style-name="P28">De plus, la société peut bénéficier d’une notoriété, visibilité et crédibilité plus grande par rapport à ses clients et à ses partenaires commerciaux.</text:p>
      <text:p text:style-name="P29"/>
      <text:h text:style-name="P30" text:outline-level="2">1. Lever des capitaux</text:h>
      <text:p text:style-name="P31"><text:span text:style-name="T32">C'est bien sûr la principale motivation des chefs d'entreprise lorsqu'ils décident d'</text:span><text:span text:style-name="T33">introduire leur société en bourse</text:span><text:span text:style-name="T34">. Proposer des actions aux investisseurs ou aux épargnants, c'est avoir la possibilité de lever des capitaux afin de poursuivre le développement de l'entreprise, financer des investissements et/ou conquérir de nouveaux marchés.</text:span></text:p>
      <text:h text:style-name="P35" text:outline-level="2">3. Renforcer la crédibilité de l'entreprise</text:h>
      <text:p text:style-name="P36"><text:span text:style-name="T37">Être une société cotée en </text:span><text:span text:style-name="T38">bourse</text:span><text:span text:style-name="T39"> dynamise son image et renforce incontestablement sa crédibilité auprès des institutions financières et publiques. Cela permet notamment d'accéder à des conditions d'emprunt plus favorables que les entreprises dites " classiques ".</text:span></text:p>
      <text:h text:style-name="P40" text:outline-level="2">4. Améliorer la visibilité</text:h>
      <text:soft-page-break/>
      <text:p text:style-name="P41"><text:span text:style-name="T42">Ce n'est pas une raison mineure : une introduction en </text:span><text:span text:style-name="T43">bourse</text:span><text:span text:style-name="T44"> apporte une certaine visibilité auprès du grand public, des partenaires commerciaux, économiques et financiers, et des investisseurs potentiels. Une telle démarche témoigne de la solidité d'une entreprise, de son ouverture au monde extérieur, tout comme de ses ambitions et perspectives d'expansion. Des qualités que recherchent bien souvent les professionnels du monde des affaires et des communautés financières.</text:span></text:p>
      <text:h text:style-name="P45" text:outline-level="2">5. Se désendetter</text:h>
      <text:p text:style-name="P46"><text:span text:style-name="T47">Même si la raison n'est pas toujours clairement avouée, s'introduire en </text:span><text:span text:style-name="T48">bourse</text:span><text:span text:style-name="T49"> n'en reste pas moins une méthode efficace pour se désendetter. Certaines entreprises proposent en effet des actions afin d'enclencher ou d'accélérer leur désendettement. Les nouveaux actionnaires endossent alors le rôle d'apporteurs de capitaux... à la place des banques !</text:span></text:p>
      <text:h text:style-name="P50" text:outline-level="2">2. Une plus grande transparence</text:h>
      <text:p text:style-name="P51"><text:span text:style-name="T52">S'introduire en </text:span><text:span text:style-name="T53">bourse</text:span><text:span text:style-name="T54">, c'est également donner une nouvelle impulsion à la politique de gestion attendue d'une société proposant des actions. Cela engendre généralement d'autres coûts, notamment d'audit interne ou externe, de conseil en communication ou de conseil juridique.</text:span></text:p>
      <text:p text:style-name="P55"><text:span text:style-name="T56">Le maître-mot d'une entreprise cotée en </text:span><text:span text:style-name="T57">bourse</text:span><text:span text:style-name="T58"> est la transparence, en particulier en ce qui concerne les comptes. Les investisseurs externes (principalement les actionnaires, qu'ils soient actuels ou potentiels) et les salariés doivent ainsi pouvoir disposer de toutes les informations nécessaires sur la situation financière de la société. Conséquence ? Dans une entreprise cotée en </text:span><text:span text:style-name="T59">bourse</text:span><text:span text:style-name="T60">, des systèmes de contrôle interne sont mis en place et les conseils d'administration et de surveillance se professionnalisent. Cela pourrait être vu a priori comme un nouveau coût à supporter... sauf qu'à long terme, toute l'entreprise y gagne !</text:span></text:p>
      <text:p text:style-name="P61"><text:span text:style-name="T62">Une entreprise qui souhaite être cotée en </text:span><text:span text:style-name="T63">bourse</text:span><text:span text:style-name="T64"> n'a pas vraiment le choix : de nombreuses règles encadrent en effet la communication et la tenue des comptes des sociétés cotées. Elles ne concernent d'ailleurs pas celles qui ne proposent pas d'actions sur les différents marchés financiers.</text:span></text:p>
      <text:p text:style-name="P65">Une entreprise dans une telle démarche doit ainsi informer le public sur l'état de ses finances. Elle doit se soumettre (avant l'introduction en bourse puis durant toute sa présence sur les marchés, sous peine de sanction, voire d'exclusion) aux prescriptions du " gendarme " local de la bourse. En France, ce rôle de régulateur a été confié à l'autorité des marchés<text:s/><text:soft-page-break/>financiers (AMF) et aux États-Unis, à un organisme appelé Securities and Exchange Commission (SEC).</text:p>
      <text:list text:style-name="LFO2" text:continue-numbering="true">
        <text:list-item>
          <text:p text:style-name="P66"><text:span text:style-name="T67">Augmenter sa notoriété</text:span></text:p>
        </text:list-item>
      </text:list>
      <text:p text:style-name="P68">La société qui fait ses premiers pas en Bourse accroît sa notoriété non seulement auprès des investisseurs mais aussi auprès de nouveaux clients et partenaires. C’est une étape qui valorise la marque, renforce la perception de son image et solidifie son avenir. La société existe dorénavant aux yeux de la presse économique et financière, c’est une nouvelle étape dans son développement qui est généralement perçue de façon très positive, sauf contexte particulier de défiance des marchés comme ce fut le cas à une certaine époque où chaque nouvelle introduction était accueillie avec suspicion et circonspection par les marchés.</text:p>
      <text:h text:style-name="P69" text:outline-level="3"><text:span text:style-name="T70">Augmenter l’intéressement des salariés aux performances de l’entreprise</text:span></text:h>
      <text:p text:style-name="P71">Le marché boursier donne une image assez fidèle en moyenne des performances de l’entreprise. Le cours des titres cotés peut donc être un puissant facteur de motivation dès lors qu’il traduit les efforts accomplis par le personnel. Mais ce qui fonctionne dans un sens fonctionne aussi dans l’autre... Donc attention aux réactions de marchés, parfois excessives, mais toujours corrigées, sur un titre à l’annonce de résultats jugés "décevants".</text:p>
      <text:p text:style-name="P72"/>
      <text:p text:style-name="P73"/>
      <text:p text:style-name="P74"/>
      <text:p text:style-name="P75"><text:span text:style-name="T76">The stock market gives opportunities to the businesses and the public to transfer capital and ownership in a controlled, secure and managed environment. In addition to providing a convenient way for companies to raise capital and for individuals to increase wealth, the stock market helps keep a check on corporate regulation and increases the economic growth and prosperity of the nation.</text:span><text:span text:style-name="T77"><text:s/></text:span></text:p>
      <text:p text:style-name="P78"/>
      <text:p text:style-name="P79"/>
      <text:p text:style-name="P80"/>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roman" svg:panose-1="0 0 0 0 0 0 0 0 0 0"/>
    <style:font-face style:name="Segoe UI" svg:font-family="Segoe UI" style:font-family-generic="swiss" style:font-pitch="variable" svg:panose-1="2 11 5 2 4 2 4 2 2 3"/>
    <style:font-face style:name="Helvetica" svg:font-family="Helvetica" style:font-family-generic="swiss" style:font-pitch="variable" svg:panose-1="2 11 6 4 2 2 2 2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Élevé" style:display-name="Élevé" style:family="text" style:parent-style-name="Policepardéfaut">
      <style:text-properties fo:font-weight="bold" style:font-weight-asian="bold" style:font-weight-complex="bold"/>
    </style:style>
    <style:style style:name="q-text" style:display-name="q-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SADURNI</meta:initial-creator>
    <dc:creator>Thomas SADURNI</dc:creator>
    <meta:creation-date>2021-04-14T18:03:00Z</meta:creation-date>
    <dc:date>2021-04-14T19:23:00Z</dc:date>
    <meta:template xlink:href="Normal" xlink:type="simple"/>
    <meta:editing-cycles>1</meta:editing-cycles>
    <meta:editing-duration>PT4800S</meta:editing-duration>
    <meta:document-statistic meta:page-count="5" meta:paragraph-count="22" meta:word-count="1758" meta:character-count="11410" meta:row-count="80" meta:non-whitespace-character-count="9674"/>
  </office:meta>
</office:document-meta>
</file>